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08DBD4B0C93A9D365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2"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99pt solid #000000" style:shadow="none"/>
      <style:text-properties fo:color="#000000"/>
    </style:style>
    <style:style style:name="P2" style:family="paragraph" style:parent-style-name="Footer">
      <style:paragraph-properties fo:padding="0in" fo:border-left="none" fo:border-right="none" fo:border-top="0.99pt solid #000000" fo:border-bottom="none" style:shadow="none"/>
      <style:text-properties fo:color="#000000"/>
    </style:style>
    <style:style style:name="P3" style:family="paragraph" style:parent-style-name="Standard">
      <style:text-properties fo:color="#000000" style:font-name="Nimbus Sans L"/>
    </style:style>
    <style:style style:name="P4" style:family="paragraph" style:parent-style-name="Standard">
      <style:paragraph-properties fo:text-align="start" style:justify-single-word="false"/>
      <style:text-properties fo:color="#000000" style:font-name="Nimbus Sans L" fo:font-size="18pt" style:text-underline-style="solid" style:text-underline-width="auto" style:text-underline-color="font-color" fo:font-weight="bold"/>
    </style:style>
    <style:style style:name="P5" style:family="paragraph" style:parent-style-name="Standard">
      <style:paragraph-properties fo:text-align="center" style:justify-single-word="false"/>
      <style:text-properties fo:color="#000000" style:font-name="Nimbus Sans L" fo:font-size="18pt" style:text-underline-style="none" fo:font-weight="bold"/>
    </style:style>
    <style:style style:name="P6" style:family="paragraph" style:parent-style-name="Standard">
      <style:paragraph-properties fo:text-align="center" style:justify-single-word="false"/>
      <style:text-properties fo:color="#000000" style:font-name="Nimbus Sans L" fo:font-size="28pt" style:text-underline-style="none" fo:font-weight="bold" style:font-size-asian="28pt" style:font-size-complex="28pt"/>
    </style:style>
    <style:style style:name="P7" style:family="paragraph" style:parent-style-name="Standard">
      <style:text-properties fo:color="#000000" style:font-name="Nimbus Sans L" style:text-underline-style="solid" style:text-underline-width="auto" style:text-underline-color="font-color" fo:font-weight="bold" style:font-weight-asian="bold" style:font-weight-complex="bold"/>
    </style:style>
    <style:style style:name="P8" style:family="paragraph" style:parent-style-name="Standard">
      <style:text-properties fo:color="#000000" style:font-name="Nimbus Sans L" style:text-underline-style="solid" style:text-underline-width="auto" style:text-underline-color="font-color" fo:font-weight="bold" officeooo:rsid="002ad813" officeooo:paragraph-rsid="002ad813" style:font-weight-asian="bold" style:font-weight-complex="bold"/>
    </style:style>
    <style:style style:name="P9" style:family="paragraph" style:parent-style-name="Standard">
      <style:paragraph-properties fo:text-align="justify" style:justify-single-word="false"/>
      <style:text-properties fo:color="#000000" style:font-name="Nimbus Sans L" officeooo:paragraph-rsid="0020ee16"/>
    </style:style>
    <style:style style:name="P10" style:family="paragraph" style:parent-style-name="Standard">
      <style:paragraph-properties fo:text-align="justify" style:justify-single-word="false"/>
      <style:text-properties fo:color="#000000" style:font-name="Nimbus Sans L" officeooo:paragraph-rsid="002282ec"/>
    </style:style>
    <style:style style:name="P11" style:family="paragraph" style:parent-style-name="Standard">
      <style:paragraph-properties fo:text-align="justify" style:justify-single-word="false"/>
      <style:text-properties fo:color="#000000" style:font-name="Nimbus Sans L" officeooo:paragraph-rsid="002bb1bf"/>
    </style:style>
    <style:style style:name="P12" style:family="paragraph" style:parent-style-name="Standard">
      <style:paragraph-properties fo:text-align="justify" style:justify-single-word="false"/>
      <style:text-properties fo:color="#000000" style:font-name="Nimbus Sans L" officeooo:paragraph-rsid="002fce5b"/>
    </style:style>
    <style:style style:name="P13" style:family="paragraph" style:parent-style-name="Standard">
      <style:paragraph-properties fo:text-align="justify" style:justify-single-word="false"/>
      <style:text-properties fo:color="#000000" style:font-name="Nimbus Sans L" officeooo:paragraph-rsid="0030f697"/>
    </style:style>
    <style:style style:name="P14" style:family="paragraph" style:parent-style-name="Standard">
      <style:text-properties fo:color="#000000" style:font-name="Nimbus Sans L" officeooo:paragraph-rsid="002fce5b"/>
    </style:style>
    <style:style style:name="P15" style:family="paragraph" style:parent-style-name="Standard">
      <style:text-properties fo:color="#000000" style:font-name="Nimbus Sans L" officeooo:paragraph-rsid="0030f697"/>
    </style:style>
    <style:style style:name="P16" style:family="paragraph" style:parent-style-name="Standard">
      <style:text-properties fo:color="#000000" style:font-name="Nimbus Sans L" officeooo:paragraph-rsid="002282ec"/>
    </style:style>
    <style:style style:name="P17" style:family="paragraph" style:parent-style-name="Standard">
      <style:text-properties fo:color="#000000" style:font-name="Nimbus Sans L" style:text-underline-style="none" fo:font-weight="normal" style:font-weight-asian="normal" style:font-weight-complex="normal"/>
    </style:style>
    <style:style style:name="P18" style:family="paragraph" style:parent-style-name="Standard">
      <style:text-properties fo:color="#000000" style:font-name="Nimbus Sans L" officeooo:rsid="00567581" officeooo:paragraph-rsid="001c630d"/>
    </style:style>
    <style:style style:name="P19" style:family="paragraph" style:parent-style-name="Standard">
      <style:text-properties fo:color="#000000" style:font-name="Nimbus Sans L" officeooo:rsid="00584faa" officeooo:paragraph-rsid="001c630d"/>
    </style:style>
    <style:style style:name="P20" style:family="paragraph" style:parent-style-name="Standard">
      <style:paragraph-properties fo:text-align="justify" style:justify-single-word="false"/>
      <style:text-properties fo:color="#000000" style:font-name="Nimbus Sans L" officeooo:rsid="00595e76" officeooo:paragraph-rsid="001c630d"/>
    </style:style>
    <style:style style:name="P21" style:family="paragraph" style:parent-style-name="Standard">
      <style:text-properties fo:color="#000000" style:font-name="Nimbus Sans L" officeooo:rsid="005967f7" officeooo:paragraph-rsid="001c630d"/>
    </style:style>
    <style:style style:name="P22" style:family="paragraph" style:parent-style-name="Standard">
      <style:text-properties fo:color="#000000" style:font-name="Nimbus Sans L" officeooo:rsid="005b248e" officeooo:paragraph-rsid="001c630d"/>
    </style:style>
    <style:style style:name="P23" style:family="paragraph" style:parent-style-name="Standard">
      <style:text-properties fo:color="#000000" style:font-name="Nimbus Sans L" officeooo:rsid="006f9640" officeooo:paragraph-rsid="001c630d"/>
    </style:style>
    <style:style style:name="P24" style:family="paragraph" style:parent-style-name="Standard">
      <style:text-properties fo:color="#000000" style:font-name="Nimbus Sans L" officeooo:paragraph-rsid="001c630d"/>
    </style:style>
    <style:style style:name="P25" style:family="paragraph" style:parent-style-name="Standard">
      <style:text-properties fo:color="#000000" style:font-name="Nimbus Sans L" officeooo:rsid="0020ee16" officeooo:paragraph-rsid="0020ee16"/>
    </style:style>
    <style:style style:name="P26" style:family="paragraph" style:parent-style-name="Standard">
      <style:text-properties fo:color="#000000" style:font-name="Nimbus Sans L" officeooo:paragraph-rsid="002bb1bf"/>
    </style:style>
    <style:style style:name="P27" style:family="paragraph" style:parent-style-name="Standard">
      <style:text-properties fo:color="#000000" style:font-name="Nimbus Sans L" officeooo:rsid="002c72f9" officeooo:paragraph-rsid="002c72f9"/>
    </style:style>
    <style:style style:name="P28" style:family="paragraph" style:parent-style-name="Standard">
      <style:text-properties fo:color="#000000" style:font-name="Nimbus Sans L" officeooo:rsid="002e1495" officeooo:paragraph-rsid="002e1495"/>
    </style:style>
    <style:style style:name="P29" style:family="paragraph" style:parent-style-name="Standard">
      <style:text-properties fo:color="#000000" style:font-name="Nimbus Sans L" officeooo:rsid="002e1495" officeooo:paragraph-rsid="002fce5b"/>
    </style:style>
    <style:style style:name="P30" style:family="paragraph" style:parent-style-name="Standard">
      <style:text-properties fo:color="#000000" style:font-name="Nimbus Sans L" officeooo:rsid="002e1495" officeooo:paragraph-rsid="0030f697"/>
    </style:style>
    <style:style style:name="P31" style:family="paragraph" style:parent-style-name="Standard">
      <style:paragraph-properties fo:text-align="justify" style:justify-single-word="false"/>
      <style:text-properties fo:color="#000000" style:font-name="Nimbus Sans L" officeooo:rsid="002e1495" officeooo:paragraph-rsid="0030f697"/>
    </style:style>
    <style:style style:name="P32" style:family="paragraph" style:parent-style-name="Standard">
      <style:text-properties fo:color="#000000" style:font-name="Nimbus Sans L" officeooo:paragraph-rsid="0032cc97"/>
    </style:style>
    <style:style style:name="P33" style:family="paragraph" style:parent-style-name="Standard">
      <style:text-properties fo:color="#000000" style:font-name="Nimbus Sans L" officeooo:rsid="003432f3" officeooo:paragraph-rsid="003432f3"/>
    </style:style>
    <style:style style:name="P34" style:family="paragraph" style:parent-style-name="Standard">
      <style:paragraph-properties fo:text-align="justify" style:justify-single-word="false"/>
      <style:text-properties fo:color="#000000" style:font-name="Courier 10 Pitch" fo:font-size="8pt" officeooo:rsid="00173846" officeooo:paragraph-rsid="002fce5b" style:font-size-asian="8pt" style:font-size-complex="8pt"/>
    </style:style>
    <style:style style:name="P35" style:family="paragraph" style:parent-style-name="Standard">
      <style:paragraph-properties fo:text-align="start" style:justify-single-word="false" fo:break-before="page"/>
      <style:text-properties fo:color="#000000" style:font-name="Nimbus Sans L" fo:font-size="18pt" style:text-underline-style="solid" style:text-underline-width="auto" style:text-underline-color="font-color" fo:font-weight="bold" officeooo:rsid="00065bf5" officeooo:paragraph-rsid="00065bf5"/>
    </style:style>
    <style:style style:name="P36" style:family="paragraph" style:parent-style-name="Standard">
      <style:paragraph-properties fo:break-before="page"/>
      <style:text-properties fo:color="#000000" style:font-name="Nimbus Sans L" style:text-underline-style="solid" style:text-underline-width="auto" style:text-underline-color="font-color" fo:font-weight="bold" officeooo:paragraph-rsid="001c630d" style:font-weight-asian="bold" style:font-weight-complex="bold"/>
    </style:style>
    <style:style style:name="P37"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bold"/>
    </style:style>
    <style:style style:name="P38"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normal" style:font-weight-asian="normal" style:font-weight-complex="normal"/>
    </style:style>
    <style:style style:name="P39" style:family="paragraph" style:parent-style-name="Standard">
      <style:paragraph-properties fo:margin-left="1.4764in" fo:margin-right="1.1811in" fo:text-align="justify" style:justify-single-word="false" fo:text-indent="0in" style:auto-text-indent="false"/>
      <style:text-properties fo:color="#000000" style:font-name="Nimbus Sans L" fo:font-size="18pt" style:text-underline-style="none" fo:font-weight="normal" style:font-size-asian="14pt" style:font-weight-asian="normal" style:font-size-complex="14pt" style:font-weight-complex="normal"/>
    </style:style>
    <style:style style:name="P40" style:family="paragraph" style:parent-style-name="Standard">
      <style:paragraph-properties fo:margin-left="1.4764in" fo:margin-right="1.1811in" fo:text-align="justify" style:justify-single-word="false" fo:text-indent="0in" style:auto-text-indent="false" fo:break-before="page"/>
      <style:text-properties fo:color="#000000" style:font-name="Nimbus Sans L" fo:font-size="14pt" style:text-underline-style="none" fo:font-weight="normal" style:font-size-asian="14pt" style:font-weight-asian="normal" style:font-size-complex="14pt" style:font-weight-complex="normal"/>
    </style:style>
    <style:style style:name="P41" style:family="paragraph" style:parent-style-name="Standard">
      <style:paragraph-properties fo:margin-left="0in" fo:margin-right="1.1811in" fo:text-align="justify" style:justify-single-word="false" fo:text-indent="0in" style:auto-text-indent="false"/>
      <style:text-properties fo:color="#000000" style:font-name="Nimbus Sans L" fo:font-size="14pt" style:text-underline-style="none" fo:font-weight="normal" style:font-size-asian="14pt" style:font-weight-asian="normal" style:font-size-complex="14pt" style:font-weight-complex="normal"/>
    </style:style>
    <style:style style:name="P42" style:family="paragraph" style:parent-style-name="Default_7e_LT_7e_Gliederung_20_1">
      <style:paragraph-properties fo:margin-left="0in" fo:margin-right="1.1811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43"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44" style:family="paragraph" style:parent-style-name="Default_7e_LT_7e_Gliederung_20_1">
      <style:paragraph-properties fo:margin-left="0in" fo:margin-right="-0.0047in" fo:text-align="justify" style:justify-single-word="false" fo:text-indent="0in" style:auto-text-indent="fals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45" style:family="paragraph" style:parent-style-name="Default_7e_LT_7e_Gliederung_20_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46" style:family="paragraph" style:parent-style-name="Default_7e_LT_7e_Gliederung_20_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officeooo:paragraph-rsid="000270f4"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47" style:family="paragraph" style:parent-style-name="Default_7e_LT_7e_Gliederung_20_1">
      <style:paragraph-properties fo:margin-top="0in" fo:margin-bottom="0.1965in" loext:contextual-spacing="false" style:text-autospace="none"/>
      <style:text-properties style:use-window-font-color="true"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P48" style:family="paragraph" style:parent-style-name="Default_7e_LT_7e_Gliederung_20_1">
      <style:paragraph-properties fo:margin-top="0in" fo:margin-bottom="0.1965in" loext:contextual-spacing="false" fo:padding="0in" fo:border-left="none" fo:border-right="none" fo:border-top="0.06pt solid #000000" fo:border-bottom="none" style:shadow="non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iberation Sans1" style:font-size-asian="14pt" style:font-style-asian="normal" style:font-weight-asian="normal" style:font-name-complex="Liberation Sans1" style:font-size-complex="14pt" style:font-style-complex="normal" style:font-weight-complex="normal" style:text-emphasize="none" style:text-overline-style="none" style:text-overline-color="font-color"/>
    </style:style>
    <style:style style:name="P49"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officeooo:paragraph-rsid="002bb1bf" style:font-size-asian="8.75pt" style:font-size-complex="10pt"/>
    </style:style>
    <style:style style:name="P50" style:family="paragraph" style:parent-style-name="Standard">
      <style:paragraph-properties fo:margin-left="0.4925in" fo:margin-right="0in" fo:text-indent="0in" style:auto-text-indent="false"/>
      <style:text-properties fo:color="#000000" style:font-name="Courier 10 Pitch" fo:font-size="10pt" officeooo:rsid="0068f3a0" officeooo:paragraph-rsid="002bb1bf" style:font-size-asian="8.75pt" style:font-size-complex="10pt"/>
    </style:style>
    <style:style style:name="P51" style:family="paragraph" style:parent-style-name="Standard">
      <style:paragraph-properties fo:margin-left="0.4925in" fo:margin-right="0in" fo:text-indent="0in" style:auto-text-indent="false"/>
      <style:text-properties fo:color="#000000" style:font-name="Courier 10 Pitch" fo:font-size="10pt" officeooo:rsid="006440f0" officeooo:paragraph-rsid="002bb1bf" style:font-size-asian="8.75pt" style:font-size-complex="10pt"/>
    </style:style>
    <style:style style:name="P52" style:family="paragraph" style:parent-style-name="Standard">
      <style:paragraph-properties fo:margin-left="0.4925in" fo:margin-right="0in" fo:text-indent="0in" style:auto-text-indent="false"/>
      <style:text-properties fo:color="#000000" style:font-name="Courier 10 Pitch" fo:font-size="10pt" officeooo:paragraph-rsid="002bb1bf" style:font-size-asian="8.75pt" style:font-size-complex="10pt"/>
    </style:style>
    <style:style style:name="P53" style:family="paragraph" style:parent-style-name="Standard">
      <style:paragraph-properties fo:margin-left="0.4925in" fo:margin-right="0in" fo:text-align="justify" style:justify-single-word="false" fo:text-indent="0in" style:auto-text-indent="false"/>
      <style:text-properties fo:color="#000000" style:font-name="Courier 10 Pitch" fo:font-size="10pt" officeooo:paragraph-rsid="002bb1bf" fo:background-color="transparent" style:font-size-asian="8.75pt" style:font-size-complex="10pt"/>
    </style:style>
    <style:style style:name="P54" style:family="paragraph" style:parent-style-name="Standard">
      <style:paragraph-properties fo:margin-left="0.4925in" fo:margin-right="0in" fo:text-indent="0in" style:auto-text-indent="false"/>
      <style:text-properties fo:color="#000000" style:font-name="Courier 10 Pitch" fo:font-size="10pt" officeooo:rsid="0068f3a0" officeooo:paragraph-rsid="002bb1bf" fo:background-color="transparent" style:font-size-asian="8.75pt" style:font-size-complex="10pt"/>
    </style:style>
    <style:style style:name="P55" style:family="paragraph" style:parent-style-name="Standard">
      <style:paragraph-properties fo:margin-left="0.4925in" fo:margin-right="0in" fo:text-align="justify" style:justify-single-word="false" fo:text-indent="0in" style:auto-text-indent="false"/>
      <style:text-properties fo:color="#000000" style:font-name="Nimbus Sans L" officeooo:paragraph-rsid="002bb1bf"/>
    </style:style>
    <style:style style:name="P56"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paragraph-rsid="001c630d" style:font-size-asian="10pt" style:font-size-complex="10pt"/>
    </style:style>
    <style:style style:name="P57" style:family="paragraph" style:parent-style-name="Standard">
      <style:paragraph-properties fo:margin-left="0.4925in" fo:margin-right="0in" fo:text-align="start" style:justify-single-word="false" fo:text-indent="0in" style:auto-text-indent="false" fo:padding="0in" fo:border="none" style:shadow="none"/>
      <style:text-properties fo:color="#000000" style:font-name="Courier 10 Pitch" fo:font-size="10pt" officeooo:paragraph-rsid="001c630d" style:font-size-asian="10pt" style:font-size-complex="10pt"/>
    </style:style>
    <style:style style:name="P58"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0f749bc" officeooo:paragraph-rsid="001c630d" style:font-size-asian="10pt" style:font-size-complex="10pt"/>
    </style:style>
    <style:style style:name="P59"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03c81dd" officeooo:paragraph-rsid="001c630d" style:font-size-asian="10pt" style:font-size-complex="10pt"/>
    </style:style>
    <style:style style:name="P60"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03e083f" officeooo:paragraph-rsid="001c630d" style:font-size-asian="10pt" style:font-size-complex="10pt"/>
    </style:style>
    <style:style style:name="P61"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fo:font-size="10pt" officeooo:rsid="003f9f50" officeooo:paragraph-rsid="001c630d" style:font-size-asian="10pt" style:font-size-complex="10pt"/>
    </style:style>
    <style:style style:name="P62" style:family="paragraph" style:parent-style-name="Standard">
      <style:paragraph-properties fo:margin-left="0.4925in" fo:margin-right="0in" fo:text-align="justify" style:justify-single-word="false" fo:text-indent="0in" style:auto-text-indent="false" fo:padding="0in" fo:border="none" style:shadow="none"/>
      <style:text-properties fo:color="#000000" style:font-name="Courier 10 Pitch" officeooo:paragraph-rsid="001c630d"/>
    </style:style>
    <style:style style:name="P63"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paragraph-rsid="001d03ac" style:font-size-asian="12pt" style:font-size-complex="12pt"/>
    </style:style>
    <style:style style:name="P64"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2pt" officeooo:rsid="006110b3" officeooo:paragraph-rsid="001d03ac" style:font-size-asian="12pt" style:font-size-complex="12pt"/>
    </style:style>
    <style:style style:name="P65" style:family="paragraph" style:parent-style-name="Standard">
      <style:paragraph-properties fo:margin-left="0in" fo:margin-right="0in" fo:text-align="justify" style:justify-single-word="false" fo:text-indent="0in" style:auto-text-indent="false" fo:padding="0in" fo:border="none" style:shadow="none"/>
      <style:text-properties fo:color="#000000" style:font-name="Nimbus Sans L" fo:font-size="10pt" officeooo:rsid="003f9f50" officeooo:paragraph-rsid="001d03ac" style:font-size-asian="10pt" style:font-size-complex="10pt"/>
    </style:style>
    <style:style style:name="P66" style:family="paragraph" style:parent-style-name="Standard">
      <style:paragraph-properties fo:margin-left="0in" fo:margin-right="0in" fo:text-align="start" style:justify-single-word="false" fo:text-indent="0in" style:auto-text-indent="false" fo:padding="0in" fo:border="none" style:shadow="none"/>
      <style:text-properties fo:color="#000000" style:font-name="Courier 10 Pitch" fo:font-size="10pt" officeooo:paragraph-rsid="001d03ac" style:font-size-asian="10pt" style:font-size-complex="10pt"/>
    </style:style>
    <style:style style:name="P67" style:family="paragraph" style:parent-style-name="Standard" style:list-style-name="L2">
      <style:text-properties fo:color="#000000" style:font-name="Nimbus Sans L" officeooo:rsid="006f9640" officeooo:paragraph-rsid="001c630d"/>
    </style:style>
    <style:style style:name="P68" style:family="paragraph" style:parent-style-name="Standard" style:list-style-name="L2">
      <style:paragraph-properties fo:text-align="justify" style:justify-single-word="false"/>
      <style:text-properties fo:color="#000000" style:font-name="Nimbus Sans L" officeooo:rsid="006f9640" officeooo:paragraph-rsid="001c630d"/>
    </style:style>
    <style:style style:name="P69" style:family="paragraph" style:parent-style-name="Standard" style:list-style-name="L2">
      <style:paragraph-properties fo:text-align="justify" style:justify-single-word="false"/>
      <style:text-properties fo:color="#000000" style:font-name="Nimbus Sans L" officeooo:rsid="007a1d82" officeooo:paragraph-rsid="001c630d"/>
    </style:style>
    <style:style style:name="P70" style:family="paragraph" style:parent-style-name="Standard" style:list-style-name="L2">
      <style:text-properties fo:color="#000000" style:font-name="Nimbus Sans L" officeooo:rsid="007446ab" officeooo:paragraph-rsid="001c630d"/>
    </style:style>
    <style:style style:name="P71" style:family="paragraph" style:parent-style-name="Standard" style:list-style-name="L2">
      <style:text-properties fo:color="#000000" style:font-name="Nimbus Sans L" officeooo:rsid="0075d1fb" officeooo:paragraph-rsid="001c630d"/>
    </style:style>
    <style:style style:name="P72" style:family="paragraph" style:parent-style-name="Standard" style:list-style-name="L3">
      <style:text-properties fo:color="#000000" style:font-name="Nimbus Sans L" officeooo:paragraph-rsid="002282ec"/>
    </style:style>
    <style:style style:name="P73" style:family="paragraph" style:parent-style-name="Standard" style:list-style-name="L4">
      <style:text-properties fo:color="#000000" style:font-name="Nimbus Sans L" officeooo:rsid="002c7944" officeooo:paragraph-rsid="002c7944"/>
    </style:style>
    <style:style style:name="P74" style:family="paragraph" style:parent-style-name="Standard" style:list-style-name="L4">
      <style:text-properties fo:color="#000000" style:font-name="Nimbus Sans L" officeooo:rsid="002c7944" officeooo:paragraph-rsid="002dd302"/>
    </style:style>
    <style:style style:name="P75" style:family="paragraph" style:parent-style-name="Standard" style:list-style-name="L5">
      <style:text-properties fo:color="#000000" style:font-name="Nimbus Sans L" officeooo:paragraph-rsid="002fce5b"/>
    </style:style>
    <style:style style:name="P76" style:family="paragraph" style:parent-style-name="Standard" style:list-style-name="L6">
      <style:text-properties fo:color="#000000" style:font-name="Nimbus Sans L" officeooo:paragraph-rsid="0030f697"/>
    </style:style>
    <style:style style:name="P77" style:family="paragraph" style:parent-style-name="Standard" style:list-style-name="L6">
      <style:text-properties fo:color="#000000" style:font-name="Nimbus Sans L" officeooo:rsid="00315b98" officeooo:paragraph-rsid="00315b98"/>
    </style:style>
    <style:style style:name="P78" style:family="paragraph" style:parent-style-name="Standard">
      <style:paragraph-properties fo:text-align="justify" style:justify-single-word="false"/>
      <style:text-properties fo:color="#000000" style:font-name="Nimbus Sans L" officeooo:paragraph-rsid="003bba2e"/>
    </style:style>
    <style:style style:name="P79" style:family="paragraph" style:parent-style-name="Standard">
      <style:text-properties fo:color="#000000" style:font-name="Nimbus Sans L" officeooo:rsid="0039b304" officeooo:paragraph-rsid="003bba2e"/>
    </style:style>
    <style:style style:name="P80" style:family="paragraph" style:parent-style-name="Standard" style:list-style-name="L7">
      <style:text-properties fo:color="#000000" style:font-name="Nimbus Sans L" officeooo:rsid="003a44c6" officeooo:paragraph-rsid="003bba2e"/>
    </style:style>
    <style:style style:name="P81" style:family="paragraph" style:parent-style-name="Standard">
      <style:text-properties fo:color="#000000" style:font-name="Nimbus Sans L" officeooo:rsid="003a44c6" officeooo:paragraph-rsid="003bba2e"/>
    </style:style>
    <style:style style:name="P82" style:family="paragraph" style:parent-style-name="Standard">
      <style:paragraph-properties fo:text-align="justify" style:justify-single-word="false"/>
      <style:text-properties fo:color="#000000" style:font-name="Nimbus Sans L" officeooo:rsid="003b591f" officeooo:paragraph-rsid="003bba2e"/>
    </style:style>
    <style:style style:name="P83" style:family="paragraph" style:parent-style-name="Standard">
      <style:text-properties fo:color="#000000" style:font-name="Nimbus Sans L" officeooo:rsid="003b591f" officeooo:paragraph-rsid="003bba2e"/>
    </style:style>
    <style:style style:name="P84" style:family="paragraph" style:parent-style-name="Standard">
      <style:text-properties fo:color="#000000" style:font-name="Nimbus Sans L" officeooo:rsid="003c6277" officeooo:paragraph-rsid="003bba2e"/>
    </style:style>
    <style:style style:name="P85" style:family="paragraph" style:parent-style-name="Standard">
      <style:text-properties fo:color="#000000" style:font-name="Nimbus Sans L" officeooo:rsid="003d848e" officeooo:paragraph-rsid="003bba2e"/>
    </style:style>
    <style:style style:name="P86" style:family="paragraph" style:parent-style-name="Standard">
      <style:text-properties fo:color="#000000" style:font-name="Nimbus Sans L" officeooo:rsid="003e2b66" officeooo:paragraph-rsid="003bba2e"/>
    </style:style>
    <style:style style:name="P87" style:family="paragraph" style:parent-style-name="Standard" style:list-style-name="L14">
      <style:text-properties fo:color="#000000" style:font-name="Nimbus Sans L" officeooo:rsid="003fb3a6" officeooo:paragraph-rsid="003bba2e"/>
    </style:style>
    <style:style style:name="P88" style:family="paragraph" style:parent-style-name="Standard" style:list-style-name="L14">
      <style:text-properties fo:color="#000000" style:font-name="Nimbus Sans L" officeooo:rsid="0041038c" officeooo:paragraph-rsid="003bba2e"/>
    </style:style>
    <style:style style:name="P89" style:family="paragraph" style:parent-style-name="Standard">
      <style:text-properties fo:color="#000000" style:font-name="Nimbus Sans L" officeooo:rsid="004113d6" officeooo:paragraph-rsid="003bba2e"/>
    </style:style>
    <style:style style:name="P90" style:family="paragraph" style:parent-style-name="Standard">
      <style:text-properties fo:color="#000000" style:font-name="Nimbus Sans L" officeooo:rsid="0042b6ca" officeooo:paragraph-rsid="003bba2e"/>
    </style:style>
    <style:style style:name="P91" style:family="paragraph" style:parent-style-name="Standard">
      <style:text-properties fo:color="#000000" style:font-name="Nimbus Sans L" officeooo:rsid="0045fd2d" officeooo:paragraph-rsid="003bba2e"/>
    </style:style>
    <style:style style:name="P92" style:family="paragraph" style:parent-style-name="Standard">
      <style:text-properties fo:color="#000000" style:font-name="Nimbus Sans L" style:text-underline-style="solid" style:text-underline-width="auto" style:text-underline-color="font-color" fo:font-weight="bold" officeooo:rsid="004432f8" officeooo:paragraph-rsid="003bba2e" style:font-weight-asian="bold" style:font-weight-complex="bold"/>
    </style:style>
    <style:style style:name="P93" style:family="paragraph" style:parent-style-name="Standard">
      <style:text-properties fo:color="#000000" style:font-name="Nimbus Sans L" style:text-underline-style="solid" style:text-underline-width="auto" style:text-underline-color="font-color" fo:font-weight="bold" officeooo:rsid="00523c08" officeooo:paragraph-rsid="003bba2e" style:font-weight-asian="bold" style:font-weight-complex="bold"/>
    </style:style>
    <style:style style:name="P94" style:family="paragraph" style:parent-style-name="Standard">
      <style:text-properties fo:color="#000000" style:font-name="Nimbus Sans L" officeooo:rsid="0044cc1b" officeooo:paragraph-rsid="003bba2e"/>
    </style:style>
    <style:style style:name="P95" style:family="paragraph" style:parent-style-name="Standard">
      <style:paragraph-properties fo:text-align="justify" style:justify-single-word="false"/>
      <style:text-properties fo:color="#000000" style:font-name="Nimbus Sans L" officeooo:rsid="0046cbec" officeooo:paragraph-rsid="003bba2e"/>
    </style:style>
    <style:style style:name="P96" style:family="paragraph" style:parent-style-name="Standard">
      <style:text-properties fo:color="#000000" style:font-name="Nimbus Sans L" officeooo:rsid="0046cbec" officeooo:paragraph-rsid="003bba2e"/>
    </style:style>
    <style:style style:name="P97" style:family="paragraph" style:parent-style-name="Standard" style:list-style-name="L15">
      <style:text-properties fo:color="#000000" style:font-name="Nimbus Sans L" officeooo:rsid="004a0934" officeooo:paragraph-rsid="003bba2e"/>
    </style:style>
    <style:style style:name="P98" style:family="paragraph" style:parent-style-name="Standard" style:list-style-name="L15">
      <style:text-properties fo:color="#000000" style:font-name="Nimbus Sans L" officeooo:rsid="004b552a" officeooo:paragraph-rsid="003bba2e"/>
    </style:style>
    <style:style style:name="P99" style:family="paragraph" style:parent-style-name="Standard" style:list-style-name="L15">
      <style:text-properties fo:color="#000000" style:font-name="Nimbus Sans L" officeooo:rsid="004ba0d2" officeooo:paragraph-rsid="003bba2e"/>
    </style:style>
    <style:style style:name="P100" style:family="paragraph" style:parent-style-name="Standard">
      <style:text-properties fo:color="#000000" style:font-name="Nimbus Sans L" officeooo:rsid="004c0501" officeooo:paragraph-rsid="003bba2e"/>
    </style:style>
    <style:style style:name="P101" style:family="paragraph" style:parent-style-name="Standard">
      <style:paragraph-properties fo:text-align="justify" style:justify-single-word="false"/>
      <style:text-properties fo:color="#000000" style:font-name="Nimbus Sans L" officeooo:rsid="004c2804" officeooo:paragraph-rsid="003bba2e"/>
    </style:style>
    <style:style style:name="P102" style:family="paragraph" style:parent-style-name="Standard">
      <style:text-properties fo:color="#000000" style:font-name="Nimbus Sans L" officeooo:rsid="004f77d9" officeooo:paragraph-rsid="003bba2e"/>
    </style:style>
    <style:style style:name="P103" style:family="paragraph" style:parent-style-name="Standard" style:list-style-name="L16">
      <style:text-properties fo:color="#000000" style:font-name="Nimbus Sans L" officeooo:rsid="004fb5b7" officeooo:paragraph-rsid="003bba2e"/>
    </style:style>
    <style:style style:name="P104" style:family="paragraph" style:parent-style-name="Standard">
      <style:text-properties fo:color="#000000" style:font-name="Nimbus Sans L" officeooo:rsid="004fb5b7" officeooo:paragraph-rsid="003bba2e"/>
    </style:style>
    <style:style style:name="P105" style:family="paragraph" style:parent-style-name="Standard" style:list-style-name="L16">
      <style:text-properties fo:color="#000000" style:font-name="Nimbus Sans L" officeooo:rsid="0050e745" officeooo:paragraph-rsid="003bba2e"/>
    </style:style>
    <style:style style:name="P106" style:family="paragraph" style:parent-style-name="Standard">
      <style:text-properties fo:color="#000000" style:font-name="Nimbus Sans L" officeooo:rsid="00532f36" officeooo:paragraph-rsid="003bba2e"/>
    </style:style>
    <style:style style:name="P107" style:family="paragraph" style:parent-style-name="Standard" style:list-style-name="L17">
      <style:text-properties fo:color="#000000" style:font-name="Nimbus Sans L" officeooo:rsid="0054bb99" officeooo:paragraph-rsid="003bba2e"/>
    </style:style>
    <style:style style:name="P108" style:family="paragraph" style:parent-style-name="Standard">
      <style:paragraph-properties fo:text-align="justify" style:justify-single-word="false"/>
      <style:text-properties fo:color="#000000" style:font-name="Nimbus Sans L" officeooo:rsid="00523c08" officeooo:paragraph-rsid="003bba2e"/>
    </style:style>
    <style:style style:name="P109" style:family="paragraph" style:parent-style-name="Standard">
      <style:text-properties fo:color="#000000" style:font-name="Nimbus Sans L" officeooo:rsid="00523c08" officeooo:paragraph-rsid="003bba2e"/>
    </style:style>
    <style:style style:name="P110" style:family="paragraph" style:parent-style-name="Standard" style:list-style-name="L18">
      <style:paragraph-properties fo:text-align="justify" style:justify-single-word="false"/>
      <style:text-properties fo:color="#000000" style:font-name="Nimbus Sans L" officeooo:rsid="005278d6" officeooo:paragraph-rsid="003bba2e"/>
    </style:style>
    <style:style style:name="P111" style:family="paragraph" style:parent-style-name="Standard" style:list-style-name="L18">
      <style:paragraph-properties fo:text-align="justify" style:justify-single-word="false"/>
      <style:text-properties fo:color="#000000" style:font-name="Nimbus Sans L" officeooo:rsid="0058eef9" officeooo:paragraph-rsid="003bba2e"/>
    </style:style>
    <style:style style:name="P112" style:family="paragraph" style:parent-style-name="Standard" style:list-style-name="L19">
      <style:text-properties fo:color="#000000" style:font-name="Nimbus Sans L" officeooo:rsid="00594537" officeooo:paragraph-rsid="003bba2e"/>
    </style:style>
    <style:style style:name="P113" style:family="paragraph" style:parent-style-name="Standard" style:list-style-name="L19">
      <style:text-properties fo:color="#000000" style:font-name="Nimbus Sans L" officeooo:rsid="005abc73" officeooo:paragraph-rsid="003bba2e"/>
    </style:style>
    <style:style style:name="P114" style:family="paragraph" style:parent-style-name="Standard">
      <style:text-properties fo:color="#000000" style:font-name="Nimbus Sans L" officeooo:paragraph-rsid="003bba2e"/>
    </style:style>
    <style:style style:name="P115" style:family="paragraph" style:parent-style-name="Standard">
      <style:text-properties fo:color="#000000" style:font-name="Courier 10 Pitch" fo:font-size="10pt" officeooo:rsid="003b591f" officeooo:paragraph-rsid="003bba2e" style:font-size-asian="10pt" style:font-size-complex="10pt"/>
    </style:style>
    <style:style style:name="P116" style:family="paragraph" style:parent-style-name="Standard" style:list-style-name="L7">
      <style:text-properties officeooo:rsid="003a44c6" officeooo:paragraph-rsid="003bba2e"/>
    </style:style>
    <style:style style:name="P117" style:family="paragraph" style:parent-style-name="Standard" style:list-style-name="L2">
      <style:paragraph-properties fo:text-align="justify" style:justify-single-word="false" fo:padding="0in" fo:border="none" style:shadow="none"/>
      <style:text-properties fo:color="#000000" style:font-name="Courier 10 Pitch" fo:font-size="10pt" officeooo:paragraph-rsid="001c630d" style:font-size-asian="10pt" style:font-size-complex="10pt"/>
    </style:style>
    <style:style style:name="P118" style:family="paragraph" style:parent-style-name="Standard" style:list-style-name="L2">
      <style:paragraph-properties fo:text-align="justify" style:justify-single-word="false" fo:padding="0in" fo:border="none" style:shadow="none"/>
      <style:text-properties fo:color="#000000" style:font-name="Courier 10 Pitch" fo:font-size="10pt" officeooo:rsid="006f9640" officeooo:paragraph-rsid="001c630d" style:font-size-asian="10pt" style:font-size-complex="10pt"/>
    </style:style>
    <style:style style:name="P119" style:family="paragraph" style:parent-style-name="Standard" style:list-style-name="L2">
      <style:paragraph-properties fo:text-align="justify" style:justify-single-word="false" fo:padding="0in" fo:border="none" style:shadow="none"/>
      <style:text-properties fo:color="#000000" style:font-name="Courier 10 Pitch" fo:font-size="10pt" officeooo:rsid="00725a72" officeooo:paragraph-rsid="001c630d" style:font-size-asian="10pt" style:font-size-complex="10pt"/>
    </style:style>
    <style:style style:name="P120" style:family="paragraph" style:parent-style-name="Standard" style:list-style-name="L2">
      <style:paragraph-properties fo:text-align="justify" style:justify-single-word="false" fo:padding="0in" fo:border="none" style:shadow="none"/>
      <style:text-properties fo:color="#000000" style:font-name="Courier 10 Pitch" fo:font-size="10pt" officeooo:rsid="00738b75" officeooo:paragraph-rsid="001c630d" style:font-size-asian="10pt" style:font-size-complex="10pt"/>
    </style:style>
    <style:style style:name="P121" style:family="paragraph" style:parent-style-name="Standard" style:list-style-name="L2">
      <style:paragraph-properties fo:text-align="justify" style:justify-single-word="false" fo:padding="0in" fo:border="none" style:shadow="none"/>
      <style:text-properties fo:color="#000000" style:font-name="Courier 10 Pitch" fo:font-size="10pt" officeooo:rsid="007446ab" officeooo:paragraph-rsid="001c630d" style:font-size-asian="10pt" style:font-size-complex="10pt"/>
    </style:style>
    <style:style style:name="P122" style:family="paragraph" style:parent-style-name="Standard" style:list-style-name="L2">
      <style:paragraph-properties fo:text-align="justify" style:justify-single-word="false" fo:padding="0in" fo:border="none" style:shadow="none"/>
      <style:text-properties fo:color="#000000" style:font-name="Courier 10 Pitch" fo:font-size="10pt" officeooo:rsid="00784196" officeooo:paragraph-rsid="001c630d" style:font-size-asian="10pt" style:font-size-complex="10pt"/>
    </style:style>
    <style:style style:name="P123" style:family="paragraph" style:parent-style-name="Standard" style:list-style-name="L2">
      <style:paragraph-properties fo:text-align="justify" style:justify-single-word="false" fo:padding="0in" fo:border="none" style:shadow="none"/>
      <style:text-properties fo:color="#000000" style:font-name="Courier 10 Pitch" fo:font-size="8pt" style:text-underline-style="none" fo:font-weight="normal" officeooo:rsid="00fa5036" officeooo:paragraph-rsid="001c630d" fo:background-color="transparent" style:font-size-asian="8pt" style:font-weight-asian="normal" style:font-size-complex="8pt" style:font-weight-complex="normal"/>
    </style:style>
    <style:style style:name="P124" style:family="paragraph" style:parent-style-name="Standard">
      <style:paragraph-properties fo:break-before="page"/>
      <style:text-properties fo:color="#000000" style:font-name="Nimbus Sans L" style:text-underline-style="solid" style:text-underline-width="auto" style:text-underline-color="font-color" fo:font-weight="bold" officeooo:rsid="0039b304" officeooo:paragraph-rsid="003bba2e" style:font-weight-asian="bold" style:font-weight-complex="bold"/>
    </style:style>
    <style:style style:name="P125" style:family="paragraph" style:parent-style-name="Default_7e_LT_7e_Gliederung_20_1" style:list-style-name="L1">
      <style:paragraph-properties fo:margin-top="0in" fo:margin-bottom="0.1965in" loext:contextual-spacing="false" style:text-autospace="none"/>
      <style:text-properties fo:color="#000000" style:text-outline="false" style:text-line-through-style="none" style:text-line-through-type="none" style:font-name="Nimbus Sans L"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 style:family="text">
      <style:text-properties style:font-name="Helvetic"/>
    </style:style>
    <style:style style:name="T2" style:family="text">
      <style:text-properties style:font-name="Helvetic" officeooo:rsid="0027d23a"/>
    </style:style>
    <style:style style:name="T3" style:family="text">
      <style:text-properties style:font-name="Utopia"/>
    </style:style>
    <style:style style:name="T4" style:family="text">
      <style:text-properties style:font-name="Luxi Sans"/>
    </style:style>
    <style:style style:name="T5" style:family="text">
      <style:text-properties style:font-name="Luxi Sans" fo:font-size="10pt"/>
    </style:style>
    <style:style style:name="T6" style:family="text">
      <style:text-properties fo:font-weight="bold" style:font-weight-asian="bold" style:font-weight-complex="bold"/>
    </style:style>
    <style:style style:name="T7" style:family="text">
      <style:text-properties style:font-name-asian="Liberation Sans1" style:font-name-complex="Liberation Sans1"/>
    </style:style>
    <style:style style:name="T8" style:family="text">
      <style:text-properties officeooo:rsid="000270f4"/>
    </style:style>
    <style:style style:name="T9" style:family="text">
      <style:text-properties officeooo:rsid="00038d4f"/>
    </style:style>
    <style:style style:name="T10" style:family="text">
      <style:text-properties officeooo:rsid="0006817b"/>
    </style:style>
    <style:style style:name="T11" style:family="text">
      <style:text-properties officeooo:rsid="000fea25"/>
    </style:style>
    <style:style style:name="T12" style:family="text">
      <style:text-properties officeooo:rsid="00637a86"/>
    </style:style>
    <style:style style:name="T13" style:family="text">
      <style:text-properties fo:background-color="transparent" loext:char-shading-value="0"/>
    </style:style>
    <style:style style:name="T14" style:family="text">
      <style:text-properties officeooo:rsid="006628dc" fo:background-color="transparent" loext:char-shading-value="0"/>
    </style:style>
    <style:style style:name="T15" style:family="text">
      <style:text-properties officeooo:rsid="00626485" fo:background-color="transparent" loext:char-shading-value="0"/>
    </style:style>
    <style:style style:name="T16" style:family="text">
      <style:text-properties officeooo:rsid="0068f3a0"/>
    </style:style>
    <style:style style:name="T17" style:family="text">
      <style:text-properties officeooo:rsid="00154f76"/>
    </style:style>
    <style:style style:name="T18" style:family="text">
      <style:text-properties officeooo:rsid="001732a0"/>
    </style:style>
    <style:style style:name="T19" style:family="text">
      <style:text-properties officeooo:rsid="0017e122"/>
    </style:style>
    <style:style style:name="T20" style:family="text">
      <style:text-properties officeooo:rsid="00f749bc"/>
    </style:style>
    <style:style style:name="T21" style:family="text">
      <style:text-properties officeooo:rsid="00397e43"/>
    </style:style>
    <style:style style:name="T22" style:family="text">
      <style:text-properties officeooo:rsid="0054fda7"/>
    </style:style>
    <style:style style:name="T23" style:family="text">
      <style:text-properties officeooo:rsid="0039bdaf"/>
    </style:style>
    <style:style style:name="T24" style:family="text">
      <style:text-properties officeooo:rsid="003c81dd"/>
    </style:style>
    <style:style style:name="T25" style:family="text">
      <style:text-properties officeooo:rsid="0041409e"/>
    </style:style>
    <style:style style:name="T26" style:family="text">
      <style:text-properties officeooo:rsid="00f91907"/>
    </style:style>
    <style:style style:name="T27" style:family="text">
      <style:text-properties fo:font-size="10pt" style:font-size-asian="10pt" style:font-size-complex="10pt"/>
    </style:style>
    <style:style style:name="T28" style:family="text">
      <style:text-properties fo:font-size="10pt" officeooo:rsid="0047503d" style:font-size-asian="10pt" style:font-size-complex="10pt"/>
    </style:style>
    <style:style style:name="T29" style:family="text">
      <style:text-properties officeooo:rsid="00b5ad89"/>
    </style:style>
    <style:style style:name="T30" style:family="text">
      <style:text-properties officeooo:rsid="00f9549a"/>
    </style:style>
    <style:style style:name="T31" style:family="text">
      <style:text-properties officeooo:rsid="00707780"/>
    </style:style>
    <style:style style:name="T32" style:family="text">
      <style:text-properties officeooo:rsid="007ca547"/>
    </style:style>
    <style:style style:name="T33" style:family="text">
      <style:text-properties officeooo:rsid="00c4f644"/>
    </style:style>
    <style:style style:name="T34" style:family="text">
      <style:text-properties officeooo:rsid="001c630d"/>
    </style:style>
    <style:style style:name="T35" style:family="text">
      <style:text-properties style:font-name="Courier 10 Pitch"/>
    </style:style>
    <style:style style:name="T36" style:family="text">
      <style:text-properties officeooo:rsid="00643dac"/>
    </style:style>
    <style:style style:name="T37" style:family="text">
      <style:text-properties officeooo:rsid="0064a559"/>
    </style:style>
    <style:style style:name="T38" style:family="text">
      <style:text-properties officeooo:rsid="001d03ac"/>
    </style:style>
    <style:style style:name="T39" style:family="text">
      <style:text-properties officeooo:rsid="001ee58b"/>
    </style:style>
    <style:style style:name="T40" style:family="text">
      <style:text-properties officeooo:rsid="00244fb4"/>
    </style:style>
    <style:style style:name="T41" style:family="text">
      <style:text-properties officeooo:rsid="0025c334"/>
    </style:style>
    <style:style style:name="T42" style:family="text">
      <style:text-properties officeooo:rsid="00264326"/>
    </style:style>
    <style:style style:name="T43" style:family="text">
      <style:text-properties officeooo:rsid="002799d9"/>
    </style:style>
    <style:style style:name="T44" style:family="text">
      <style:text-properties officeooo:rsid="002bb1bf"/>
    </style:style>
    <style:style style:name="T45" style:family="text">
      <style:text-properties officeooo:rsid="002c1321"/>
    </style:style>
    <style:style style:name="T46" style:family="text">
      <style:text-properties officeooo:rsid="002c72f9"/>
    </style:style>
    <style:style style:name="T47" style:family="text">
      <style:text-properties officeooo:rsid="002c7944"/>
    </style:style>
    <style:style style:name="T48" style:family="text">
      <style:text-properties officeooo:rsid="002dd302"/>
    </style:style>
    <style:style style:name="T49" style:family="text">
      <style:text-properties officeooo:rsid="002fce5b"/>
    </style:style>
    <style:style style:name="T50" style:family="text">
      <style:text-properties officeooo:rsid="0030f697"/>
    </style:style>
    <style:style style:name="T51" style:family="text">
      <style:text-properties officeooo:rsid="0032cc97"/>
    </style:style>
    <style:style style:name="T52" style:family="text">
      <style:text-properties officeooo:rsid="003432f3"/>
    </style:style>
    <style:style style:name="T53" style:family="text">
      <style:text-properties officeooo:rsid="0038b055"/>
    </style:style>
    <style:style style:name="T54" style:family="text">
      <style:text-properties officeooo:rsid="003a44c6"/>
    </style:style>
    <style:style style:name="T55" style:family="text">
      <style:text-properties fo:color="#000000" style:font-name="Nimbus Sans L"/>
    </style:style>
    <style:style style:name="T56" style:family="text">
      <style:text-properties fo:color="#000000" style:font-name="Nimbus Sans L" officeooo:rsid="003b591f"/>
    </style:style>
    <style:style style:name="T57" style:family="text">
      <style:text-properties officeooo:rsid="003d848e"/>
    </style:style>
    <style:style style:name="T58" style:family="text">
      <style:text-properties officeooo:rsid="003c6277"/>
    </style:style>
    <style:style style:name="T59" style:family="text">
      <style:text-properties officeooo:rsid="003fb3a6"/>
    </style:style>
    <style:style style:name="T60" style:family="text">
      <style:text-properties officeooo:rsid="003e2b66"/>
    </style:style>
    <style:style style:name="T61" style:family="text">
      <style:text-properties officeooo:rsid="0042c064"/>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officeooo:rsid="0046cbec"/>
    </style:style>
    <style:style style:name="T64" style:family="text">
      <style:text-properties officeooo:rsid="00485fd9"/>
    </style:style>
    <style:style style:name="T65" style:family="text">
      <style:text-properties officeooo:rsid="004cd7cc"/>
    </style:style>
    <style:style style:name="T66" style:family="text">
      <style:text-properties officeooo:rsid="0054bb99"/>
    </style:style>
    <style:style style:name="T67" style:family="text">
      <style:text-properties officeooo:rsid="005278d6"/>
    </style:style>
    <style:style style:name="T68" style:family="text">
      <style:text-properties officeooo:rsid="00594537"/>
    </style:style>
    <style:style style:name="T69" style:family="text">
      <style:text-properties officeooo:rsid="003bba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Text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
      <text:p text:style-name="P4"/>
      <text:p text:style-name="P4"/>
      <text:p text:style-name="P4"/>
      <text:p text:style-name="P5">Hands-On Exercises for</text:p>
      <text:p text:style-name="P5"/>
      <text:p text:style-name="P5"/>
      <text:p text:style-name="P6">Android Debugging and</text:p>
      <text:p text:style-name="P6">Performance Analysis</text:p>
      <text:p text:style-name="P5"/>
      <text:p text:style-name="P5"/>
      <text:p text:style-name="P5">v. <text:span text:style-name="T1"><text:variable-set text:name="TextVersion" office:value-type="string">2018.10</text:variable-set></text:span></text:p>
      <text:p text:style-name="P5"/>
      <text:p text:style-name="P5"/>
      <text:p text:style-name="P37">WARNING:</text:p>
      <text:p text:style-name="P38">The order of the exercises does not always follow the same order of the explanations in the slides. <text:s/>When carrying out the exercises, carefully follow the exercise requirements. <text:s/>Do <text:span text:style-name="T6">NOT</text:span> blindly type the commands or code as found in the slides. <text:s/>Read every exercise <text:span text:style-name="T6">in its entirety</text:span> before carrying out the instructions.</text:p>
      <text:p text:style-name="P40"><draw:frame draw:style-name="fr1" draw:name="graphics1" text:anchor-type="paragraph" svg:width="1.3425in" svg:height="0.4693in" draw:z-index="0"><draw:image xlink:href="Pictures/10000201000001930000008DBD4B0C93A9D365C2.png" xlink:type="simple" xlink:show="embed" xlink:actuate="onLoad"/></draw:frame></text:p>
      <text:p text:style-name="P44"/>
      <text:p text:style-name="P43"><text:span text:style-name="T7">These exercises are made available to you under a Creative Commons </text:span>Share-Alike 3.0 license. The full terms of this license are here:</text:p>
      <text:p text:style-name="P42">https://creativecommons.org/licenses/by-sa/3.0/</text:p>
      <text:p text:style-name="P45">Attribution requirements and misc.:</text:p>
      <text:list xml:id="list721318533419339462" text:style-name="L1">
        <text:list-item>
          <text:p text:style-name="P125"><text:span text:style-name="T7">This page must remain as-is in this specific location (page #2), </text:span>everything else you are free to change; including the logo :-)</text:p>
        </text:list-item>
        <text:list-item>
          <text:p text:style-name="P125"><text:span text:style-name="T7">Use of figures in other documents must feature the below </text:span>“Originals at” URL immediately under that figure and the below copyright notice where appropriate.</text:p>
        </text:list-item>
        <text:list-item>
          <text:p text:style-name="P125"><text:span text:style-name="T7">You are free to fill in the space in the below “Delivered and/or customized </text:span>by” section as you see fit.</text:p>
        </text:list-item>
      </text:list>
      <text:p text:style-name="P47"/>
      <text:p text:style-name="P45">(C) Copyright 2010-201<text:span text:style-name="T11">8</text:span>, Opersys inc.</text:p>
      <text:p text:style-name="P45">These exercises created by: Karim Yaghmour</text:p>
      <text:p text:style-name="P46">Originals at: www.opersys.com/<text:span text:style-name="T8">training/android-debug-and-performance</text:span></text:p>
      <text:p text:style-name="P48">Delivered and/or customized by:</text:p>
      <text:p text:style-name="P41"/>
      <text:p text:style-name="P41"/>
      <text:p text:style-name="P41"/>
      <text:p text:style-name="P39"/>
      <text:p text:style-name="P36">Class Preparation <text:span text:style-name="T33">for HiKey board</text:span></text:p>
      <text:p text:style-name="P24"/>
      <text:p text:style-name="P24">1. Install Android Studio:</text:p>
      <text:p text:style-name="P18">https://developer.android.com/studio/index.html</text:p>
      <text:p text:style-name="P24">This URL should give you access to all the instructions needed to get this installed and working.</text:p>
      <text:p text:style-name="P24"/>
      <text:p text:style-name="P24">2. Install the required packages to build Android -- See the "Installing required packages" instructions for the relevant Ubuntu version here: </text:p>
      <text:p text:style-name="P19">https://source.android.com/setup/initializing</text:p>
      <text:p text:style-name="P24"/>
      <text:p text:style-name="P24">3. Fetch the AOSP:</text:p>
      <text:p text:style-name="P20">We'll be using 8.<text:span text:style-name="T20">1</text:span>/Oreo. <text:s/>Note that the new lines that start with “&gt;” are printed by the shell. <text:s/>Adding a “&gt;” to the input you type will break the following commands. <text:s/>Assuming you have a directory called “android” in your home directory:</text:p>
      <text:p text:style-name="P56">$ cd ~/android</text:p>
      <text:p text:style-name="P56">$ mkdir aosp-<text:span text:style-name="T21">8</text:span>.<text:span text:style-name="T22">1</text:span>.<text:span text:style-name="T21">0</text:span>_r<text:span text:style-name="T22">18</text:span></text:p>
      <text:p text:style-name="P56">$ cd aosp-<text:span text:style-name="T21">8</text:span>.<text:span text:style-name="T22">1</text:span>.<text:span text:style-name="T21">0</text:span>_r<text:span text:style-name="T22">18</text:span></text:p>
      <text:p text:style-name="P57">$ repo init -u https://android.googlesource.com/platform/manifest \</text:p>
      <text:p text:style-name="P57">&gt; -b android-<text:span text:style-name="T23">8</text:span>.<text:span text:style-name="T22">1</text:span>.<text:span text:style-name="T23">0</text:span>_r<text:span text:style-name="T22">18</text:span></text:p>
      <text:p text:style-name="P56">$ repo sync</text:p>
      <text:p text:style-name="P24">Note that fetching the sources is a fairly lengthy process.</text:p>
      <text:p text:style-name="P24"/>
      <text:p text:style-name="P21">4. Patch 8.<text:span text:style-name="T20">1</text:span>.0_r<text:span text:style-name="T20">18</text:span> to fix it for HiKey board. <text:s/>These instructions need to be done in the root of the AOSP just downloaded above:</text:p>
      <text:p text:style-name="P58">$ wget http://opersys.com/downloads/hikey-8.1.0_r18-18<text:span text:style-name="T34">1008</text:span>.patch</text:p>
      <text:p text:style-name="P58">$ patch -p1 &lt; hikey-8.1.0_r18-18<text:span text:style-name="T34">1008</text:span>.patch</text:p>
      <text:p text:style-name="P24"/>
      <text:p text:style-name="P21">5. Fetch the binaries for the HiKey board (HDMI support). <text:s/>These instructions are also done in the AOSP root:</text:p>
      <text:p text:style-name="P56">$ <text:span text:style-name="T24">wget \</text:span></text:p>
      <text:p text:style-name="P59">&gt; https://dl.google.com/dl/android/aosp/linaro-hikey-20170523-4b9ebaff.tgz</text:p>
      <text:p text:style-name="P59">$ tar xzf linaro-hikey-20170523-4b9ebaff.tgz</text:p>
      <text:p text:style-name="P60">$ ./extract-linaro-hikey.sh</text:p>
      <text:p text:style-name="P21">You will need to read through the license and type “I ACCEPT” at the end for the binaries to extract.</text:p>
      <text:p text:style-name="P63"/>
      <text:p text:style-name="P64">6. Apply changes for the hands-on exercises:</text:p>
      <text:p text:style-name="P64">For the hands-on sessions, we're going to use some custom modifications to the AOSP in order to add our own instrumentation and measure performance. <text:s/>Note that the new lines that start with “&gt;” are printed by the shell. <text:s/>Adding a “&gt;” to the input you type will break the following commands. <text:s/>Assuming you're still in the “<text:span text:style-name="T35">aosp-8.1.0_r18/</text:span>” directory:</text:p>
      <text:p text:style-name="P66">$ mkdir -p ../orig-files/frameworks-base-services-core-jni/</text:p>
      <text:p text:style-name="P66">$ cp device/<text:span text:style-name="T36">linaro/hikey</text:span>/{device-common.mk, init.<text:span text:style-name="T36">common</text:span>.rc, <text:span text:style-name="T36">\</text:span></text:p>
      <text:p text:style-name="P66"><text:soft-page-break/><text:span text:style-name="T36">&gt; </text:span>ueventd.<text:span text:style-name="T36">common</text:span>.rc} ../orig-files</text:p>
      <text:p text:style-name="P66">$ cp <text:span text:style-name="T36">system</text:span>/sepolicy/<text:span text:style-name="T36">private/</text:span>{<text:span text:style-name="T36">file_contexts, hwservice_contexts</text:span>, <text:span text:style-name="T36">\</text:span></text:p>
      <text:p text:style-name="P66"><text:span text:style-name="T36">&gt;</text:span> service_contexts} ../orig-files</text:p>
      <text:p text:style-name="P66">$ cp <text:span text:style-name="T36">system</text:span>/sepolicy/<text:span text:style-name="T36">public/init.te </text:span>../orig-files</text:p>
      <text:p text:style-name="P66">$ cp frameworks/base/Android.mk ../orig-files</text:p>
      <text:p text:style-name="P66">$ cp frameworks/base/services/core/jni/{Android.mk, onload.cpp} \</text:p>
      <text:p text:style-name="P66">&gt; ../orig-files/frameworks-base-services-core-jni/</text:p>
      <text:p text:style-name="P66">$ cp frameworks/base/services/java/com/android/server/SystemServer.java \</text:p>
      <text:p text:style-name="P66">&gt; ../orig-files/</text:p>
      <text:p text:style-name="P66">$ cd ..</text:p>
      <text:p text:style-name="P66">$ wget \</text:p>
      <text:p text:style-name="P66">&gt; http://opersys.com/downloads/libhw-opersys-<text:span text:style-name="T37">hikey-8.1</text:span>-full-1<text:span text:style-name="T37">80912</text:span>.tar.bz2</text:p>
      <text:p text:style-name="P66">$ tar xvjf libhw-opersys-<text:span text:style-name="T37">hikey-8.1</text:span>-full-1<text:span text:style-name="T37">80912</text:span>.tar.bz2</text:p>
      <text:p text:style-name="P66">$ find libhw-opersys-<text:span text:style-name="T37">hikey-8.1</text:span>-full-1<text:span text:style-name="T37">80912</text:span> -exec touch {} \; </text:p>
      <text:p text:style-name="P66">$ cp -r libhw-opersys-<text:span text:style-name="T37">hikey-8.1</text:span>-full-1<text:span text:style-name="T37">80912</text:span>/* aosp-<text:span text:style-name="T37">8</text:span>.<text:span text:style-name="T37">1</text:span>.<text:span text:style-name="T37">0</text:span>_r1<text:span text:style-name="T37">8</text:span></text:p>
      <text:p text:style-name="P65"/>
      <text:p text:style-name="P21"/>
      <text:p text:style-name="P21"><text:span text:style-name="T38">7</text:span>. Make sure you have “mtools” installed:</text:p>
      <text:p text:style-name="P61">$ sudo apt-get install mtools</text:p>
      <text:p text:style-name="P24"/>
      <text:p text:style-name="P24"><text:span text:style-name="T38">8</text:span>. Build the AOSP:</text:p>
      <text:p text:style-name="P56">$ cd ~/android/aosp-<text:span text:style-name="T25">8</text:span>.<text:span text:style-name="T26">1</text:span>.<text:span text:style-name="T25">0</text:span>_r<text:span text:style-name="T26">18</text:span></text:p>
      <text:p text:style-name="P56">$ . build/envsetup.sh</text:p>
      <text:p text:style-name="P56">$ lunch <text:span text:style-name="T25">hikey-eng</text:span></text:p>
      <text:p text:style-name="P62"><text:span text:style-name="T27">$ make -j</text:span><text:span text:style-name="T28">8</text:span></text:p>
      <text:p text:style-name="P22"/>
      <text:p text:style-name="P22"><text:span text:style-name="T38">9</text:span>. Ensure that the build finishes successfully.</text:p>
      <text:p text:style-name="P23"/>
      <text:p text:style-name="P23"><text:span text:style-name="T38">10</text:span>. Flash your board with your AOSP:</text:p>
      <text:list xml:id="list6566019952765869481" text:style-name="L2">
        <text:list-item>
          <text:p text:style-name="P67">Plug your board into the power jack and your computer through the USB cable. <text:s/>The board already has a system image on it <text:span text:style-name="T29">that it'll boot with</text:span>.</text:p>
        </text:list-item>
        <text:list-item>
          <text:p text:style-name="P69">Make sure your workstation recognizes the device and gives you access to it. <text:s/>Have a look at the instructions here for more information:</text:p>
          <text:p text:style-name="P69">https://developer.android.com/studio/run/device.html#setting-up</text:p>
        </text:list-item>
        <text:list-item>
          <text:p text:style-name="P67">Put the board in “fastboot” mode:</text:p>
          <text:p text:style-name="P117">$ cd ~/android/aosp-<text:span text:style-name="T25">8</text:span>.<text:span text:style-name="T30">1</text:span>.<text:span text:style-name="T25">0</text:span>_r<text:span text:style-name="T25">34</text:span></text:p>
          <text:p text:style-name="P117">$ . build/envsetup.sh</text:p>
          <text:p text:style-name="P117">$ lunch <text:span text:style-name="T25">hikey-eng</text:span></text:p>
          <text:p text:style-name="P118">$ adb reboot bootloader</text:p>
        </text:list-item>
        <text:list-item>
          <text:p text:style-name="P68">The board should reboot and you should be able to see it using this command – example output provided:</text:p>
          <text:p text:style-name="P118">$ fastboot devices</text:p>
          <text:p text:style-name="P118">76B8809900099B63<text:tab/>fastboot</text:p>
        </text:list-item>
        <text:list-item>
          <text:p text:style-name="P67">Reflash with your own images:</text:p>
          <text:p text:style-name="P118">$ <text:span text:style-name="T31">fastboot flashall</text:span></text:p>
          <text:p text:style-name="P119">target reported max download size of 134217728 bytes</text:p>
          <text:p text:style-name="P119">--------------------------------------------</text:p>
          <text:p text:style-name="P119"><text:soft-page-break/>Bootloader Version...: 0.4</text:p>
          <text:p text:style-name="P119">Baseband Version.....: 0.4</text:p>
          <text:p text:style-name="P119">Serial Number........: 76B8809900099B63</text:p>
          <text:p text:style-name="P119">--------------------------------------------</text:p>
          <text:p text:style-name="P119">checking product...</text:p>
          <text:p text:style-name="P119">OKAY [ <text:s/>0.001s]</text:p>
          <text:p text:style-name="P119">checking version-bootloader...</text:p>
          <text:p text:style-name="P119">OKAY [ <text:s/>0.001s]</text:p>
          <text:p text:style-name="P119">sending 'boot' (24380 KB)...</text:p>
          <text:p text:style-name="P119">OKAY [ <text:s/>0.818s]</text:p>
          <text:p text:style-name="P119">writing 'boot'...</text:p>
          <text:p text:style-name="P119">...</text:p>
          <text:p text:style-name="P120">OKAY [ <text:s/>3.097s]</text:p>
          <text:p text:style-name="P120">writing 'system' 7/7...</text:p>
          <text:p text:style-name="P120">OKAY [ <text:s/>3.819s]</text:p>
          <text:p text:style-name="P120">rebooting...</text:p>
          <text:p text:style-name="P120"/>
          <text:p text:style-name="P120">finished. total time: 66.887s</text:p>
        </text:list-item>
        <text:list-item>
          <text:p text:style-name="P70">Check that your device booted properly into Android mode:</text:p>
          <text:p text:style-name="P121">$ adb devices</text:p>
          <text:p text:style-name="P121">List of devices attached</text:p>
          <text:p text:style-name="P121">76B8809900099B63<text:tab/>device</text:p>
        </text:list-item>
        <text:list-item>
          <text:p text:style-name="P71">Log into your device:</text:p>
          <text:p text:style-name="P122">$ adb shell</text:p>
          <text:p text:style-name="P122">hikey:/ # </text:p>
        </text:list-item>
        <text:list-item>
          <text:p text:style-name="P71">Check that the build <text:span text:style-name="T32">description</text:span> matches your build date/time:</text:p>
          <text:p text:style-name="P122">hikey:/ # cat system/build.prop | grep -i description <text:s text:c="157"/></text:p>
          <text:p text:style-name="P122"># Do not try to parse description, fingerprint, or thumbprint</text:p>
          <text:p text:style-name="P123">ro.build.description=hikey-eng 8.1.0 OPM5.171019.017 eng.karim.20180308.124948 test-keys</text:p>
        </text:list-item>
      </text:list>
      <text:p text:style-name="P17"/>
      <text:p text:style-name="P17"/>
      <text:p text:style-name="P7">AOSP sources <text:span text:style-name="T39">and symbolic debugging</text:span></text:p>
      <text:p text:style-name="P3"/>
      <text:p text:style-name="P3">1. Generate and run the idegen script</text:p>
      <text:p text:style-name="P3"/>
      <text:p text:style-name="P3">2. Add the Android's sources as a Java project</text:p>
      <text:p text:style-name="P3"/>
      <text:p text:style-name="P3">3. Explore Android Studio's Java sources browsing capabilities (i.e. try out the shortcuts suggested a developer.android.com)</text:p>
      <text:p text:style-name="P9"/>
      <text:p text:style-name="P9"><text:span text:style-name="T43">4</text:span>. With the system_server process selected in <text:span text:style-name="T10">the Android Device Monitor</text:span>, set a breakpoint in frameworks/base/services/core/java/com/android/server/<text:span text:style-name="T9">statusbar/</text:span>StatusBarManagerService.java:expandNotificationsPanel(). Use “service call statusbar 1” to expand the status bar. Eclipse should now break into the debug view at the breakpoint you selected. <text:s/>Now, you can step in the Status Bar Manager's code for expanding the notifications panel.</text:p>
      <text:p text:style-name="P25"/>
      <text:p text:style-name="P25"><text:soft-page-break/>5. Do the same as the previous exercise but with OpersysService.java. <text:s/>Use “service call opersys 2 s16 foobar” to send the “foobar” string to the Opersys system service. <text:s/>User “service call opersys 1 i32 45” to read 45 bytes from the Opersys system service.</text:p>
      <text:p text:style-name="P10"/>
      <text:p text:style-name="P10">6. Use gdb<text:span text:style-name="T40">client</text:span> on the host to step from the JNI side of the system service all the way down the driver call. <text:s/>IOW, add a breakpoint to init_native(), read_native() and write_native() and follow the calls all the way to the corresponding open(), read() and write() occurring in the opersyshw HAL.</text:p>
      <text:p text:style-name="P16"/>
      <text:p text:style-name="P16"><text:span text:style-name="T41">7</text:span>. Full system service debugging:</text:p>
      <text:list xml:id="list3344550366298348216" text:style-name="L3">
        <text:list-item>
          <text:p text:style-name="P72">With the system_server process <text:span text:style-name="T42">attached to using Android Studio</text:span>, set breakpoints in the Opersys system service added earlier, namely in read() and write()</text:p>
        </text:list-item>
        <text:list-item>
          <text:p text:style-name="P72">Use gdb to set breakpoints in the system service's JNI code: init_native(), read_native() and write_native()</text:p>
        </text:list-item>
        <text:list-item>
          <text:p text:style-name="P72">Have the system service invoked using “service call opersys ...”</text:p>
        </text:list-item>
        <text:list-item>
          <text:p text:style-name="P72">Step through the code starting from the system service's java code all the way down to the HAL module's writing to the device driver.</text:p>
        </text:list-item>
      </text:list>
      <text:p text:style-name="P16"/>
      <text:p text:style-name="P16"/>
      <text:p text:style-name="P8">Tracing with ftrace</text:p>
      <text:p text:style-name="P11"><text:span text:style-name="T44">1</text:span>. Reconfigure the kernel to support <text:span text:style-name="T44">ftrace, if it's not already enable</text:span>:</text:p>
      <text:p text:style-name="P55">a. The “function” and “function_graph” tracers. <text:s/>Make sure you enable CONFIG_DYNAMIC_FTRACE. <text:s/><text:span text:style-name="T45">On a Qualcomm board, if need be,</text:span> disable <text:s/>CONFIG_STRICT_MEMORY_RWX.</text:p>
      <text:p text:style-name="P55">b. Modules and module unloading. <text:s/>You don't need to enable forced module unloading.</text:p>
      <text:p text:style-name="P11">Here's a reminder on how to get the kernel configuration that uses the default “<text:span text:style-name="T11">hikey</text:span>” configuration as its starting point:</text:p>
      <text:p text:style-name="P52">$ cd kernel/<text:span text:style-name="T11">hikey-linaro/</text:span></text:p>
      <text:p text:style-name="P53">$ <text:span text:style-name="T12">make ARCH=arm64 hikey_defconfig</text:span></text:p>
      <text:p text:style-name="P49"><text:span text:style-name="T13">$ make ARCH=</text:span><text:span text:style-name="T14">arm64</text:span><text:span text:style-name="T13"> menuconfig</text:span></text:p>
      <text:p text:style-name="P11"/>
      <text:p text:style-name="P11"><text:span text:style-name="T46">2</text:span>. Rebuild, reflash, reboot. <text:s/>To rebuild the kernel, you need to do the following from the “kernel/<text:span text:style-name="T11">hikey-linaro</text:span>/” directory -- note the “...” which you'll have to replace with the path to your AOSP:</text:p>
      <text:p text:style-name="P51">$ make ARCH=arm64 CROSS_COMPILE=aarch64-linux-android- -j8</text:p>
      <text:p text:style-name="P11">In order for the AOSP to take your newly built kernel into account, you'll need to do this -- the following assuming that you've run the appropriate “. build/envsetup.sh” and “lunch” from the toplevel:</text:p>
      <text:p text:style-name="P52">$ croot</text:p>
      <text:p text:style-name="P52">$ cd <text:span text:style-name="T16">device/linaro/hikey-kernel/</text:span></text:p>
      <text:p text:style-name="P50">$ cp hi6220-hikey.dtb-4.9 hi6220-hikey.dtb-4.9-orig</text:p>
      <text:p text:style-name="P50">$ cp Image-dtb-4.9 Image-dtb-4.9-orig</text:p>
      <text:p text:style-name="P52">$ croot</text:p>
      <text:p text:style-name="P50"><text:soft-page-break/>$ cd <text:span text:style-name="T13">kernel/</text:span><text:span text:style-name="T15">hikey-linaro</text:span></text:p>
      <text:p text:style-name="P50"><text:span text:style-name="T15">$ </text:span><text:span text:style-name="T13">cp arch/arm64/boot/dts/hisilicon/hi6220-hikey.dtb \</text:span></text:p>
      <text:p text:style-name="P54">&gt; ../../device/linaro/hikey-kernel/hi6220-hikey.dtb-4.9</text:p>
      <text:p text:style-name="P52">$ <text:span text:style-name="T16">cp arch/arm64/boot/Image-dtb \</text:span></text:p>
      <text:p text:style-name="P50">&gt; ../../device/linaro/hikey-kernel/Image-dtb-4.9</text:p>
      <text:p text:style-name="P26"/>
      <text:p text:style-name="P26"><text:span text:style-name="T46">3</text:span>. Start ftrace using the “function” tracer and monitor its output. <text:s/>Careful: once you start ftrace by echoing “1” into tracing_on, it'll stay on until you stop it (i.e. echo “0” into same file).</text:p>
      <text:p text:style-name="P26"/>
      <text:p text:style-name="P27">4. <text:span text:style-name="T47">Use ftrace to monitor the following:</text:span></text:p>
      <text:list xml:id="list3076934784013180357" text:style-name="L4">
        <text:list-item>
          <text:p text:style-name="P73">Scheduling change events</text:p>
        </text:list-item>
        <text:list-item>
          <text:p text:style-name="P73">CPU frequency scaling events</text:p>
        </text:list-item>
        <text:list-item>
          <text:p text:style-name="P73">Calls to __kmalloc</text:p>
        </text:list-item>
        <text:list-item>
          <text:p text:style-name="P73">Calls to the “brk” system call</text:p>
        </text:list-item>
        <text:list-item>
          <text:p text:style-name="P73">Calls to both __kmalloc and the “brk” system call</text:p>
        </text:list-item>
        <text:list-item>
          <text:p text:style-name="P73">All events occurring while the “system_server” process is scheduled</text:p>
        </text:list-item>
        <text:list-item>
          <text:p text:style-name="P74">All <text:span text:style-name="T48">mcount calls</text:span> occurring while the “system_server” process is scheduled</text:p>
        </text:list-item>
      </text:list>
      <text:p text:style-name="P27"/>
      <text:p text:style-name="P28">5. Use systrace/atrace to collect and view Android events</text:p>
      <text:p text:style-name="P28"/>
      <text:p text:style-name="P29">6. Add the circular buffer device driver located at http://www.opersys.com/downloads/circular-driver-111207.tar.bz2 to your board's BSP (i.e. device/<text:span text:style-name="T17">linaro/hikey/</text:span>) and build it into a .ko file. <text:s/>The AOSP used for the class had a stub .ko file in device/<text:span text:style-name="T17">linaro/hikey</text:span>/circular-driver/ directory, it's safe to replace it with the real driver. <text:s/>To built the driver, you'll first need to modify the Makefile included in the driver's directory to point to the kernel found in the kernel/<text:span text:style-name="T53">hikey</text:span>/ directory. <text:s/>To compile the driver, you will need to go to its directory and type a command such as -- note the “<text:span text:style-name="T19">[AOSP]</text:span>” which you'll have to replace with the path to your AOSP:</text:p>
      <text:p text:style-name="P34">$ export TARGET=[AOSP]/prebuilts/gcc/linux-x86/aarch64/aarch64-linux-android-4.9/bin/aarch64-linux-androidkernel</text:p>
      <text:p text:style-name="P34">$ make ARCH=arm64 CROSS_COMPILE=${TARGET}-</text:p>
      <text:p text:style-name="P14"/>
      <text:p text:style-name="P14"><text:span text:style-name="T49">7</text:span>. Driver testing:</text:p>
      <text:list xml:id="list2387360624874357623" text:style-name="L5">
        <text:list-item>
          <text:p text:style-name="P75">Use “adb push” to get the module copied on the device</text:p>
        </text:list-item>
        <text:list-item>
          <text:p text:style-name="P75">Use “insmod” to load the driver on the target</text:p>
        </text:list-item>
        <text:list-item>
          <text:p text:style-name="P75">The driver will appear as “/dev/circchar”</text:p>
        </text:list-item>
        <text:list-item>
          <text:p text:style-name="P75">Use “echo string &gt; /dev/circchar” to write to the circular buffer</text:p>
        </text:list-item>
        <text:list-item>
          <text:p text:style-name="P75">Use “cat /dev/circchar” to read the content of the buffer</text:p>
        </text:list-item>
      </text:list>
      <text:p text:style-name="P12"/>
      <text:p text:style-name="P12"><text:span text:style-name="T49">8</text:span>. Now that you've tested the driver indepently, rebuild your AOSP with the new driver, reflash and reboot. <text:s/>The Opersys system service should be able to now use the driver directly. <text:s/>You can check the logcat to verify that it does.</text:p>
      <text:p text:style-name="P12"/>
      <text:p text:style-name="P12"><text:soft-page-break/><text:span text:style-name="T49">9</text:span>. Modify the driver to add a static tracepoint to monitor each read() and write() operation to it. Use trace_printk() to achieve that, remember that you'll have to use MODULE_LICENSE(“GPL”) in order to have access to this symbol. <text:s/>Rebuild your driver and reload it on the device. <text:s/>Start ftrace tracing and make sure you can see the output in the ftrace output at runtime when you do a “cat” or “echo” as above.</text:p>
      <text:p text:style-name="P29"/>
      <text:p text:style-name="P33">10. Replace your trace_printk() statements in your driver with custom-defined TRACE_EVENT() events and monitor those events with ftrace.</text:p>
      <text:p text:style-name="P29"/>
      <text:p text:style-name="P15"><text:span text:style-name="T50">11</text:span>. Instrument the native parts of the Opersys system service to log to ftrace's “trace_marker” file. <text:s/>Namely use the ATRACE_* macros to instrument <text:span text:style-name="T50">(use “godir” to find the files)</text:span>:</text:p>
      <text:list xml:id="list7155935630681175223" text:style-name="L6">
        <text:list-item>
          <text:p text:style-name="P76">opersyshw_<text:span text:style-name="T18">hikey</text:span>.c</text:p>
        </text:list-item>
        <text:list-item>
          <text:p text:style-name="P77">Opersys.cpp</text:p>
        </text:list-item>
        <text:list-item>
          <text:p text:style-name="P76">com_android_server_OpersysService.cpp</text:p>
        </text:list-item>
      </text:list>
      <text:p text:style-name="P31"/>
      <text:p text:style-name="P31"><text:span text:style-name="T50">12</text:span>. Update your target and rerun it with ftrace enabled and check that the instrumentation added in the previous exercise is reflected in the traces generated. <text:s/>Make sure you review the slides on how to enable tracing for the AOSP parts.</text:p>
      <text:p text:style-name="P29"/>
      <text:p text:style-name="P32"><text:span text:style-name="T51">13</text:span>. Instrument the Java side of the system service, namely OpersysService.java, to log to ftrace's trace_marker file.</text:p>
      <text:p text:style-name="P32"/>
      <text:p text:style-name="P32"><text:span text:style-name="T51">13</text:span>. Update your system and check that you can use ftrace to follow all the tracepoints from the java layer, to the native layer, and into the driver.</text:p>
      <text:p text:style-name="P13"/>
      <text:p text:style-name="P13">1<text:span text:style-name="T52">4</text:span>. Create a kprobe that catches all calls to the ioctl() system call and logs them into ftrace using trace_printk(). <text:s/>Build the kprobe as a driver, load it on your device and verify that you can see the output in ftrace's traces.</text:p>
      <text:p text:style-name="P30"/>
      <text:p text:style-name="P124">Using perf for performance analysis</text:p>
      <text:p text:style-name="P114"/>
      <text:p text:style-name="P79">1) <text:span text:style-name="T54">Patch your kernel with the following patch to enable support for perf:</text:span></text:p>
      <text:p text:style-name="P81">http://opersys.com/downloads/perf-hikey-4.9-181009.patch</text:p>
      <text:p text:style-name="P81"/>
      <text:p text:style-name="P81">2) New kernel with perf support – see slides and earlier exercises for details:</text:p>
      <text:list xml:id="list4962197929270747137" text:style-name="L7">
        <text:list-item>
          <text:p text:style-name="P80">Reconfigure your kernel to support perf,</text:p>
        </text:list-item>
        <text:list-item>
          <text:p text:style-name="P80">Rebuild the kernel</text:p>
        </text:list-item>
        <text:list-item>
          <text:p text:style-name="P80">Reinstall the kernel and the DTB at the proper location in the AOSP</text:p>
        </text:list-item>
        <text:list-item>
          <text:p text:style-name="P80">Rebuild the circular character driver</text:p>
        </text:list-item>
        <text:list-item>
          <text:p text:style-name="P80">Rebuild the AOSP from top level to take new files/images into account</text:p>
        </text:list-item>
        <text:list-item>
          <text:p text:style-name="P116"><text:span text:style-name="T55">Reflash newly built AOSP to </text:span><text:span text:style-name="T56">board</text:span></text:p>
        </text:list-item>
      </text:list>
      <text:p text:style-name="P114"/>
      <text:p text:style-name="P82">3) Check that simpleperf works as expected. <text:s/>The output of “simpleperf list” should show hardware events. <text:s/>Example:</text:p>
      <text:p text:style-name="P115">hikey:/ # simpleperf list <text:s text:c="185"/></text:p>
      <text:p text:style-name="P115">List of hw-cache events:</text:p>
      <text:p text:style-name="P115"><text:s text:c="2"/>L1-dcache-loads</text:p>
      <text:p text:style-name="P115"><text:s text:c="2"/>L1-dcache-load-misses</text:p>
      <text:p text:style-name="P115"><text:s text:c="2"/>L1-dcache-stores</text:p>
      <text:p text:style-name="P115">...</text:p>
      <text:p text:style-name="P115"/>
      <text:p text:style-name="P115">List of hardware events:</text:p>
      <text:p text:style-name="P115"><text:s text:c="2"/>cpu-cycles</text:p>
      <text:p text:style-name="P115"><text:s text:c="2"/>instructions</text:p>
      <text:p text:style-name="P115"><text:s text:c="2"/>cache-references</text:p>
      <text:p text:style-name="P115"><text:s text:c="2"/>cache-misses</text:p>
      <text:p text:style-name="P115"><text:s text:c="2"/>branch-instructions</text:p>
      <text:p text:style-name="P115">...</text:p>
      <text:p text:style-name="P83"/>
      <text:p text:style-name="P84">4) <text:span text:style-name="T57">Use simpleperf to generate statistics about the overall system's behavior for 10 seconds</text:span></text:p>
      <text:p text:style-name="P84"/>
      <text:p text:style-name="P85">5)<text:span text:style-name="T58"> </text:span>Use simpleperf to generate statistics about the system_server's behavior for 10 seconds</text:p>
      <text:p text:style-name="P114"/>
      <text:p text:style-name="P86">6) <text:span text:style-name="T59">Use simpleperf to count the number of events of each of the following type for 10 seconds of the overall system (separately):</text:span></text:p>
      <text:list xml:id="list2519334385180120594" text:style-name="L14">
        <text:list-item>
          <text:p text:style-name="P87">Context switches</text:p>
        </text:list-item>
        <text:list-item>
          <text:p text:style-name="P87">Branch instructions</text:p>
        </text:list-item>
        <text:list-item>
          <text:p text:style-name="P87">Cache misses</text:p>
        </text:list-item>
        <text:list-item>
          <text:p text:style-name="P87">Page faults</text:p>
        </text:list-item>
        <text:list-item>
          <text:p text:style-name="P88">Binder ioctl calls:</text:p>
          <text:list>
            <text:list-item>
              <text:p text:style-name="P88">While system is idle</text:p>
            </text:list-item>
            <text:list-item>
              <text:p text:style-name="P88">Running “service call” in parallel while simpleperf is recording events</text:p>
            </text:list-item>
          </text:list>
        </text:list-item>
      </text:list>
      <text:p text:style-name="P114"/>
      <text:p text:style-name="P89"><text:soft-page-break/>7) <text:span text:style-name="T60">Use simpleperf to </text:span>record<text:span text:style-name="T60"> </text:span>profiles for<text:span text:style-name="T60"> each of the following type</text:span>s of events<text:span text:style-name="T60"> for 10 seconds of the overall system (separately):</text:span></text:p>
      <text:list xml:id="list61356206587295" text:continue-numbering="true" text:style-name="L14">
        <text:list-item>
          <text:p text:style-name="P87">Context switches</text:p>
        </text:list-item>
        <text:list-item>
          <text:p text:style-name="P87">Branch instructions</text:p>
        </text:list-item>
        <text:list-item>
          <text:p text:style-name="P87">Cache misses</text:p>
        </text:list-item>
        <text:list-item>
          <text:p text:style-name="P87">Page faults</text:p>
        </text:list-item>
        <text:list-item>
          <text:p text:style-name="P88">Binder ioctl calls:</text:p>
          <text:list>
            <text:list-item>
              <text:p text:style-name="P88">While system is idle</text:p>
            </text:list-item>
            <text:list-item>
              <text:p text:style-name="P88">Running “service call” in parallel while simpleperf is recording events</text:p>
            </text:list-item>
          </text:list>
        </text:list-item>
      </text:list>
      <text:p text:style-name="P90">Use “<text:span text:style-name="T61">simpleperf record” to record and “simpleperf report” to report back</text:span></text:p>
      <text:p text:style-name="P91">NOTE: You will notice that some events are <text:span text:style-name="T62">NOT</text:span> working properly on the Hikey board.</text:p>
      <text:p text:style-name="P89"/>
      <text:p text:style-name="P89"/>
      <text:p text:style-name="P92">BCC and eBPF</text:p>
      <text:p text:style-name="P89"/>
      <text:p text:style-name="P94">1) <text:span text:style-name="T63">Install androdeb in your AOSP and then onto your device</text:span></text:p>
      <text:p text:style-name="P94"/>
      <text:p text:style-name="P96">2) Check that andordeb works by doing an: “adeb shell”</text:p>
      <text:p text:style-name="P96"/>
      <text:p text:style-name="P95">3) <text:span text:style-name="T64">Exercise the following BCC commands within androdeb – you will likely need to shell into another session on the device using “adb shell” to run some commands in parallel to the BCC commands in order to see proper output:</text:span></text:p>
      <text:list xml:id="list2170546371484362370" text:style-name="L15">
        <text:list-item>
          <text:p text:style-name="P97">tplist</text:p>
        </text:list-item>
        <text:list-item>
          <text:p text:style-name="P97">execsnoop</text:p>
        </text:list-item>
        <text:list-item>
          <text:p text:style-name="P97">filetop</text:p>
        </text:list-item>
        <text:list-item>
          <text:p text:style-name="P98">opensnoop</text:p>
        </text:list-item>
        <text:list-item>
          <text:p text:style-name="P99">softirqs</text:p>
        </text:list-item>
      </text:list>
      <text:p text:style-name="P114"/>
      <text:p text:style-name="P100">For the following, refer to the BCC reference guide: https://github.com/iovisor/bcc/blob/master/docs/reference_guide.md</text:p>
      <text:p text:style-name="P114"/>
      <text:p text:style-name="P100">4) Create your own BCC command based on bcc-master/examples/hello_world.py that attached to the sched_switch trace event using TRACEPOINT_PROBE instead of the “kprobes__” semantic.</text:p>
      <text:p text:style-name="P100"/>
      <text:p text:style-name="P101">5) <text:span text:style-name="T65">Using “syncsnoop.py” as an example, create your own BCC command that snoops on Binder ioctl() calls: bindersnoop.py. <text:s/>Try recording and reporting the PID of the caller in addition to a timestamp.</text:span></text:p>
      <text:p text:style-name="P102"/>
      <text:p text:style-name="P104">6) Use the previously-coded command to monitor binder communication on the following commands:</text:p>
      <text:list xml:id="list5956174795379427974" text:style-name="L16">
        <text:list-item>
          <text:p text:style-name="P103"><text:soft-page-break/>service list</text:p>
        </text:list-item>
        <text:list-item>
          <text:p text:style-name="P103">service call statusbar 1</text:p>
        </text:list-item>
        <text:list-item>
          <text:p text:style-name="P103">service call opersys 2 s16 foobar</text:p>
        </text:list-item>
        <text:list-item>
          <text:p text:style-name="P105">dumpsys</text:p>
        </text:list-item>
      </text:list>
      <text:p text:style-name="P114"/>
      <text:p text:style-name="P114"/>
      <text:p text:style-name="P93">Additional tools</text:p>
      <text:p text:style-name="P114"/>
      <text:p text:style-name="P106">1) Use strace to monitor “service list”</text:p>
      <text:p text:style-name="P106"/>
      <text:p text:style-name="P106">2) <text:span text:style-name="T66">Try the following Android tools:</text:span></text:p>
      <text:list xml:id="list1869682729367069720" text:style-name="L17">
        <text:list-item>
          <text:p text:style-name="P107">librank</text:p>
        </text:list-item>
        <text:list-item>
          <text:p text:style-name="P107">procrank</text:p>
        </text:list-item>
        <text:list-item>
          <text:p text:style-name="P107">showmap</text:p>
        </text:list-item>
        <text:list-item>
          <text:p text:style-name="P107">schedtest</text:p>
        </text:list-item>
        <text:list-item>
          <text:p text:style-name="P107">cpueater</text:p>
        </text:list-item>
      </text:list>
      <text:p text:style-name="P114"/>
      <text:p text:style-name="P108"><text:span text:style-name="T66">3</text:span>) Extend the Opersys system service to provide a dumpsys() function with at least one parameter: a string. <text:s/>Print the provided string as a parameter as part of the dumpsys() output.</text:p>
      <text:p text:style-name="P108"/>
      <text:p text:style-name="P108"><text:span text:style-name="T66">4</text:span>) <text:span text:style-name="T67">Install and try Binder Explorer on your device:</text:span></text:p>
      <text:list xml:id="list6160112168651333961" text:style-name="L18">
        <text:list-item>
          <text:p text:style-name="P110">See https://github.com/opersys/binder-explorer-web/releases</text:p>
        </text:list-item>
        <text:list-item>
          <text:p text:style-name="P110">Put it in “external/”</text:p>
        </text:list-item>
        <text:list-item>
          <text:p text:style-name="P110">Use “mm” to build/install BE into your output images</text:p>
        </text:list-item>
        <text:list-item>
          <text:p text:style-name="P110">Reflash</text:p>
        </text:list-item>
        <text:list-item>
          <text:p text:style-name="P111">Use “OsysBE” to start BE</text:p>
        </text:list-item>
        <text:list-item>
          <text:p text:style-name="P110">You need to do an “adb forward tcp:3000 tcp:3000” on your host</text:p>
        </text:list-item>
        <text:list-item>
          <text:p text:style-name="P110">Connect to “localhost:3000/index.html” on the host to see the output</text:p>
        </text:list-item>
      </text:list>
      <text:p text:style-name="P109"/>
      <text:p text:style-name="P109"><text:span text:style-name="T66">5</text:span>) Create a board-specific dumpstate extension for the Hikey. <text:s/><text:span text:style-name="T68">Refer to:</text:span></text:p>
      <text:list xml:id="list5497673569233091061" text:style-name="L19">
        <text:list-item>
          <text:p text:style-name="P112">hardware/interfaces/dumpstate:</text:p>
          <text:list>
            <text:list-item>
              <text:p text:style-name="P112">HIDL interface definition</text:p>
            </text:list-item>
            <text:list-item>
              <text:p text:style-name="P112">Default implementation</text:p>
            </text:list-item>
          </text:list>
        </text:list-item>
        <text:list-item>
          <text:p text:style-name="P112">device/*:</text:p>
          <text:list>
            <text:list-item>
              <text:p text:style-name="P112">Several devices have a dumpstate HAL</text:p>
            </text:list-item>
            <text:list-item>
              <text:p text:style-name="P113">Pay attention to the manife<text:span text:style-name="T69">st</text:span>.xml entries for the dumpstate HALs</text:p>
            </text:list-item>
          </text:list>
        </text:list-item>
      </text:list>
      <text:p text:style-name="P109"/>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2"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3" svg:font-family="'Lohit Hindi'" style:font-family-generic="modern" style:font-pitch="fixed"/>
    <style:font-face style:name="WenQuanYi Micro Hei" svg:font-family="'WenQuanYi Micro Hei'" style:font-family-generic="modern" style:font-pitch="fixed"/>
    <style:font-face style:name="Helvetic" svg:font-family="Helvetic" style:font-pitch="variable"/>
    <style:font-face style:name="Lohit Hindi" svg:font-family="'Lohit Hindi'" style:font-pitch="variable"/>
    <style:font-face style:name="Luxi Sans" svg:font-family="'Luxi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7e_LT_7e_Gliederung_20_1" style:display-name="Default~LT~Gliederung 1" style:family="paragraph">
      <style:paragraph-properties fo:margin-top="0in" fo:margin-bottom="0.1965in" loext:contextual-spacing="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3" style:font-family-complex="'Lohit Hindi'"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99pt solid #000000" style:shadow="none"/>
      <style:text-properties fo:color="#000000"/>
    </style:style>
    <style:style style:name="MP2" style:family="paragraph" style:parent-style-name="Footer">
      <style:paragraph-properties fo:padding="0in" fo:border-left="none" fo:border-right="none" fo:border-top="0.99pt solid #000000" fo:border-bottom="none" style:shadow="none"/>
      <style:text-properties fo:color="#000000"/>
    </style:style>
    <style:style style:name="MT1" style:family="text">
      <style:text-properties style:font-name="Helvetic"/>
    </style:style>
    <style:style style:name="MT2" style:family="text">
      <style:text-properties style:font-name="Utopia"/>
    </style:style>
    <style:style style:name="MT3" style:family="text">
      <style:text-properties style:font-name="Luxi Sans"/>
    </style:style>
    <style:style style:name="MT4" style:family="text">
      <style:text-properties style:font-name="Luxi Sans" fo:font-size="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variable-decls>
          <text:variable-decl office:value-type="string" text:name="TextVersion"/>
        </text:variable-decls>
        <text:p text:style-name="MP1"><text:span text:style-name="MT1">Android Debugging and Performance Analysis <text:s text:c="29"/>Version - </text:span><text:span text:style-name="MT1"><text:variable-set text:name="TextVersion" office:value-type="string">2018.10</text:variable-set></text:span></text:p>
      </style:header>
      <style:footer>
        <text:p text:style-name="MP2"><text:span text:style-name="MT2">©</text:span> <text:span text:style-name="MT3">O</text:span><text:span text:style-name="MT4">PERSYS INC.<text:tab/><text:tab/></text:span><text:span text:style-name="MT4"><text:page-number text:select-page="current">10</text:page-number></text:span><text:span text:style-name="MT4">/</text:span><text:span text:style-name="MT4"><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m Yaghmour</meta:initial-creator>
    <meta:creation-date>2015-04-25T12:44:01</meta:creation-date>
    <meta:generator>LibreOffice/5.1.6.2$Linux_X86_64 LibreOffice_project/10m0$Build-2</meta:generator>
    <meta:editing-duration>PT40M52S</meta:editing-duration>
    <meta:editing-cycles>44</meta:editing-cycles>
    <dc:date>2018-10-12T06:13:42.257551997</dc:date>
    <dc:creator>Karim Yaghmour</dc:creator>
    <meta:document-statistic meta:table-count="0" meta:image-count="1" meta:object-count="0" meta:page-count="11" meta:paragraph-count="261" meta:word-count="2408" meta:character-count="16423" meta:non-whitespace-character-count="13914"/>
  </office:meta>
</office:document-meta>
</file>